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52f9" officeooo:paragraph-rsid="000a52f9"/>
    </style:style>
    <style:style style:name="P2" style:family="paragraph" style:parent-style-name="Standard">
      <style:text-properties style:text-underline-style="solid" style:text-underline-width="auto" style:text-underline-color="font-color" officeooo:rsid="000a52f9" officeooo:paragraph-rsid="000a52f9"/>
    </style:style>
    <style:style style:name="P3" style:family="paragraph" style:parent-style-name="Standard">
      <style:text-properties style:text-underline-style="none" officeooo:rsid="000a52f9" officeooo:paragraph-rsid="000a52f9"/>
    </style:style>
    <style:style style:name="P4" style:family="paragraph" style:parent-style-name="Standard">
      <style:text-properties style:text-underline-style="none" officeooo:rsid="000ab7c4" officeooo:paragraph-rsid="000ab7c4"/>
    </style:style>
    <style:style style:name="T1" style:family="text">
      <style:text-properties style:text-underline-style="none"/>
    </style:style>
    <style:style style:name="T2" style:family="text">
      <style:text-properties officeooo:rsid="000ab7c4"/>
    </style:style>
    <style:style style:name="T3" style:family="text">
      <style:text-properties officeooo:rsid="000b4c5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 social</text:p>
      <text:p text:style-name="P1"/>
      <text:p text:style-name="P1">Las personas que se preocupan por el medio ambiente, t<text:span text:style-name="T3">e</text:span>mas sociales o reducir las injusticias desempeñan este tie<text:span text:style-name="T3">m</text:span>po de emprendimiento.</text:p>
      <text:p text:style-name="P1"/>
      <text:p text:style-name="P1">Estos tipos de emprendedores no sue<text:span text:style-name="T3">l</text:span>en sino fomentar la cohesión social y luchar con<text:span text:style-name="T3">t</text:span>ra la desigualdad, por ejemplo podemos destacar las ONGs.</text:p>
      <text:p text:style-name="P1"/>
      <text:p text:style-name="P1">Junto a las cualidades propias de cualquier emprendedor (ingenio, autonomía, habilidad) estas personas se caracterizan por su calidad humana</text:p>
      <text:p text:style-name="P1"/>
      <text:p text:style-name="P1">Emprendimiento cultural</text:p>
      <text:p text:style-name="P1"/>
      <text:p text:style-name="P1">Lo llevan a cabo las personas que se desenvue<text:span text:style-name="T3">l</text:span>ven en entornos culturales y desar<text:span text:style-name="T3">r</text:span>ollan proyectos y fomentan y difunden el patrimonio y la cultura.</text:p>
      <text:p text:style-name="P1"/>
      <text:p text:style-name="P1">Emprendimiento productivo empresarial</text:p>
      <text:p text:style-name="P1"/>
      <text:p text:style-name="P1">Relacionado con el mundo empresarial. Empresarios que generan una idea de negocio o crean su pro<text:span text:style-name="T3">p</text:span>ia idea de trab<text:span text:style-name="T3">a</text:span>jo como forma de acceder al mercado laboral. El <text:s/>objetivo principal de este tipo de emprendedores es el beneficio ec<text:span text:style-name="T3">o</text:span>nómico con la venta de un servicio.</text:p>
      <text:p text:style-name="P1"/>
      <text:p text:style-name="P1">TIPOS</text:p>
      <text:p text:style-name="P1"/>
      <text:p text:style-name="P1">- Función de la experiencia: Se clasifican según sus años de experiencia. Ideas desar<text:span text:style-name="T3">r</text:span>olladas sean exitosas o no y de su trayectoria laboral o empresarial. Dentro de este grupo podemos dividir 3 grupos:</text:p>
      <text:p text:style-name="P1">* Formales</text:p>
      <text:p text:style-name="P1">* Informales</text:p>
      <text:p text:style-name="P1">*Mixtos</text:p>
      <text:p text:style-name="P1"/>
      <text:p text:style-name="P2">Formales<text:span text:style-name="T1"> tiene una gran experiencia en la gestión de la idea empresarial. Conciben los errores como un aprendizaje. Suelen ser dinámicas, innovadoras y con gran capacidad para trabajar en equipo. </text:span></text:p>
      <text:p text:style-name="P2"><text:span text:style-name="T1"/></text:p>
      <text:p text:style-name="P2">Informales<text:span text:style-name="T1"> sin experiencia. Por primera vez se enfrentan a la comercialización de un producto o servicio. Lo normal es que estos tipos de emprendedores tengan una idea poco desarrollada, un plan de negocio poco definido y escasos recursos económicos. </text:span></text:p>
      <text:p text:style-name="P2"><text:span text:style-name="T1"/></text:p>
      <text:p text:style-name="P2">Mixtos</text:p>
      <text:p text:style-name="P3">Los que han adquirido algo de experiencia, se han formado en talleres de emprendedores o cuentan con una experiencia laboral en el sector. </text:p>
      <text:p text:style-name="P3"/>
      <text:p text:style-name="P3"/>
      <text:p text:style-name="P3">-En función del entorno: tenemos en cuenta el entorno que rodea a la persona emprendedora, el tipo de formación recibida, la experiencia labora… En este grupo se distinguen:</text:p>
      <text:p text:style-name="P3"/>
      <text:p text:style-name="P3">* Inversores: poseen un capital elevado. Carecen de ideas. Por lo que buscan a jóvenes emprendedores que quieren realizar un proyecto y quieren llevarlo a cabo.</text:p>
      <text:p text:style-name="P3"/>
      <text:p text:style-name="P3">*Empresarios: <text:span text:style-name="T2">han generado ideas de negocio en un mercado ya existente. Comercializando productos o servicios tradicionales. Suelen ser cautelosos y prefieren no arriesgar mucho. </text:span></text:p>
      <text:p text:style-name="P3"/>
      <text:p text:style-name="P3"><text:soft-page-break/>* <text:span text:style-name="T2">Innovadores: procede de un ambiente educativo (universidad, fp) y genera proyectos innovadores que puedan mejorar la calidad de vida de un determinado sector de la población.</text:span></text:p>
      <text:p text:style-name="P3"/>
      <text:p text:style-name="P3">* <text:span text:style-name="T2">Interemprendedores: personas empleadas que mantienen una actitud dinámica en la empresa donde trabajan que contagian su entusiasmo a los compañeros y desarrollan sus ideas con pasión, aportando ideas o sugerencias que contribuyen al desarrollo de la empresa.</text:span></text:p>
      <text:p text:style-name="P3"/>
      <text:p text:style-name="P3">*<text:span text:style-name="T2">Intraemprendedores: son emprendedores que han adquirido experiencias como empleados en un sector laboral. Aplican en el desarrollo de su propia idea de negocio en este sector. </text:span></text:p>
      <text:p text:style-name="P4"/>
      <text:p text:style-name="P3">* <text:span text:style-name="T2">Emprendedores por necesidad: los que han emprendido una idea de negocio como salida laboral ante la imposibilidad de encontrar empleo. Este tipo de emprendedores están relacionado con un momento de crisis laboral.</text:span></text:p>
      <text:p text:style-name="P3"/>
      <text:p text:style-name="P3">* <text:span text:style-name="T2">Emprendedores por azar. Hay personas que se encuentran con una idea de negocio por azar, como una afición, una reunión familiar, un grupo de amigos.</text:span></text:p>
      <text:p text:style-name="P3"/>
      <text:p text:style-name="P3"/>
      <text:p text:style-name="P3">-<text:span text:style-name="T2">En función de la actividad: según la función encontramos:</text:span></text:p>
      <text:p text:style-name="P3">* <text:span text:style-name="T2">Comerciales: venden o comercializan productos a negocios tradicionales como supermercados, tiendas de ropa, etc.</text:span></text:p>
      <text:p text:style-name="P3"/>
      <text:p text:style-name="P3">* <text:span text:style-name="T2">Emprendedores de servicios: comercializan servicios a determinados sectores de la población. Taxistas, peluqueros, profesores.</text:span></text:p>
      <text:p text:style-name="P3"/>
      <text:p text:style-name="P3">* <text:span text:style-name="T2">Profesionales: ofrecen un servicio especializado. Dentista, psicólogos.</text:span></text:p>
      <text:p text:style-name="P3"/>
      <text:p text:style-name="P3">* <text:span text:style-name="T2">Emprendedores sociales: necesitan satisfacer su deseo de ayudar a los demás. ONG, obras sociales.</text:span></text:p>
      <text:p text:style-name="P3"/>
      <text:p text:style-name="P3">* <text:span text:style-name="T2">Emprendedores tecnológicos: su actividad principal está relacionada con las nuevas tecnologías. Informáticos.</text:span></text:p>
      <text:p text:style-name="P3"/>
      <text:p text:style-name="P3">* <text:span text:style-name="T2">Emprendedores productores: capacidad de inventar y diseñar productos tras haber recibido una necesidad insatisfecha en un sector de población.</text:span></text:p>
      <text:p text:style-name="P3"/>
      <text:p text:style-name="P3"/>
      <text:p text:style-name="P3">- <text:span text:style-name="T2">En función de la personalidad: los emprendedores se clasifican en función de las habilidades o destreza.</text:span></text:p>
      <text:p text:style-name="P3"/>
      <text:p text:style-name="P3">* <text:span text:style-name="T2">Intuitivo: tiene una habilidad especial para decidir si un producto puede tener éxito en el mercado.</text:span></text:p>
      <text:p text:style-name="P3"/>
      <text:p text:style-name="P3">*<text:span text:style-name="T2">Visionarios: Cuentan con capacidad de observación. Aceptan el riesgo de desarrollar productos innovadores o a dirigirse a mercados pocos explorados. Dominan un mercado y conocen muy bien a los clientes. </text:span></text:p>
      <text:p text:style-name="P3"/>
      <text:p text:style-name="P3">* <text:span text:style-name="T3">Persuasivos: tienen capacidad de liderazgo y habilidades comunicativas. Alcanzan el éxito por su poder de persuasión ante los socios, los colaboradores y equipo de trabajos.</text:span></text:p>
      <text:p text:style-name="P3"/>
      <text:p text:style-name="P3">* <text:span text:style-name="T3">Los exploradores: Son capaces de analizar el mercado para encontrar oportunidades o detectar el origen de un determinado error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0T10:25:34.172349168</meta:creation-date>
    <dc:date>2019-09-20T10:57:38.110474186</dc:date>
    <meta:editing-duration>PT7M33S</meta:editing-duration>
    <meta:editing-cycles>1</meta:editing-cycles>
    <meta:document-statistic meta:table-count="0" meta:image-count="0" meta:object-count="0" meta:page-count="2" meta:paragraph-count="37" meta:word-count="701" meta:character-count="4657" meta:non-whitespace-character-count="3986"/>
    <meta:generator>LibreOffice/6.1.5.2$Linux_X86_64 LibreOffice_project/10$Build-2</meta:generator>
  </office:meta>
</office:document-meta>
</file>